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ff66"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start="Arrow" draw:marker-end="Arrow" draw:marker-end-width="0.3cm"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size="12pt"/>
    </style:style>
    <style:style style:name="T1"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xml:id="id2" draw:id="id2" draw:layer="layout" svg:width="2.944cm" svg:height="1cm" svg:x="13.628cm" svg:y="3.8cm">
          <text:p text:style-name="P1"><text:span text:style-name="T1">REST</text:span></text:p>
        </draw:rect>
        <draw:rect draw:style-name="gr2" draw:text-style-name="P2" xml:id="id3" draw:id="id3" draw:layer="layout" svg:width="3.64cm" svg:height="1.4cm" svg:x="22.88cm" svg:y="2.5cm">
          <text:p text:style-name="P1"><text:span text:style-name="T1">controllers</text:span></text:p>
          <text:p text:style-name="P1"><text:span text:style-name="T1">/api/persons</text:span></text:p>
        </draw:rect>
        <draw:rect draw:style-name="gr2" draw:text-style-name="P2" xml:id="id6" draw:id="id6" draw:layer="layout" svg:width="6cm" svg:height="1.7cm" svg:x="21.7cm" svg:y="7cm">
          <text:p text:style-name="P1"><text:span text:style-name="T1">controllers</text:span></text:p>
          <text:p text:style-name="P1"><text:span text:style-name="T1">/api/persons/&lt;personId&gt;/conn...</text:span></text:p>
        </draw:rect>
        <draw:rect draw:style-name="gr2" draw:text-style-name="P2" xml:id="id8" draw:id="id8" draw:layer="layout" svg:width="5cm" svg:height="1.7cm" svg:x="22.2cm" svg:y="12cm">
          <text:p text:style-name="P1"><text:span text:style-name="T1">controllers</text:span></text:p>
          <text:p text:style-name="P1"><text:span text:style-name="T1">/api/locations/&lt;locationId&gt;</text:span></text:p>
        </draw:rect>
        <draw:rect draw:style-name="gr2" draw:text-style-name="P2" xml:id="id4" draw:id="id4" draw:layer="layout" svg:width="5.41cm" svg:height="1.4cm" svg:x="21.995cm" svg:y="4.751cm">
          <text:p text:style-name="P1"><text:span text:style-name="T1">controllers</text:span></text:p>
          <text:p text:style-name="P1"><text:span text:style-name="T1">/api/persons/&lt;person_id&gt;</text:span></text:p>
        </draw:rect>
        <draw:rect draw:style-name="gr2" draw:text-style-name="P2" xml:id="id1" draw:id="id1" draw:layer="layout" svg:width="2.65cm" svg:height="1cm" svg:x="4.75cm" svg:y="4.9cm">
          <text:p text:style-name="P1"><text:span text:style-name="T1">frontend</text:span></text:p>
        </draw:rect>
        <draw:rect draw:style-name="gr1" draw:text-style-name="P2" xml:id="id5" draw:id="id5" draw:layer="layout" svg:width="2.8cm" svg:height="1cm" svg:x="13.7cm" svg:y="7.3cm">
          <text:p text:style-name="P1"><text:span text:style-name="T1">gRPC</text:span></text:p>
        </draw:rect>
        <draw:rect draw:style-name="gr1" draw:text-style-name="P2" xml:id="id7" draw:id="id7" draw:layer="layout" svg:width="2.9cm" svg:height="1cm" svg:x="13.65cm" svg:y="12.3cm">
          <text:p text:style-name="P1"><text:span text:style-name="T1">KAFKA</text:span></text:p>
        </draw:rect>
        <draw:connector draw:style-name="gr3" draw:text-style-name="P1" draw:layer="layout" draw:type="line" svg:x1="7.4cm" svg:y1="5.4cm" svg:x2="13.628cm" svg:y2="4.3cm" draw:start-shape="id1" draw:end-shape="id2" svg:d="M7400 5400l6228-1100">
          <text:p/>
        </draw:connector>
        <draw:connector draw:style-name="gr3" draw:text-style-name="P1" draw:layer="layout" draw:type="line" svg:x1="16.572cm" svg:y1="4.3cm" svg:x2="22.88cm" svg:y2="3.2cm" draw:start-shape="id2" draw:end-shape="id3" svg:d="M16572 4300l6308-1100">
          <text:p/>
        </draw:connector>
        <draw:connector draw:style-name="gr3" draw:text-style-name="P1" draw:layer="layout" draw:type="line" svg:x1="16.572cm" svg:y1="4.3cm" svg:x2="21.995cm" svg:y2="5.451cm" draw:start-shape="id2" draw:end-shape="id4" svg:d="M16572 4300l5423 1151">
          <text:p/>
        </draw:connector>
        <draw:connector draw:style-name="gr3" draw:text-style-name="P1" draw:layer="layout" draw:type="line" svg:x1="16.5cm" svg:y1="7.8cm" svg:x2="21.7cm" svg:y2="7.85cm" draw:start-shape="id5" draw:end-shape="id6" svg:d="M16500 7800l5200 50">
          <text:p/>
        </draw:connector>
        <draw:connector draw:style-name="gr4" draw:text-style-name="P1" draw:layer="layout" draw:type="line" svg:x1="16.55cm" svg:y1="12.8cm" svg:x2="22.2cm" svg:y2="12.85cm" draw:start-shape="id7" draw:end-shape="id8" svg:d="M16550 12800l5650 50">
          <text:p/>
        </draw:connector>
        <draw:connector draw:style-name="gr4" draw:text-style-name="P1" draw:layer="layout" draw:type="line" svg:x1="7.6cm" svg:y1="12.732cm" svg:x2="13.65cm" svg:y2="12.8cm" draw:start-shape="id9" draw:end-shape="id7" svg:d="M7600 12732l6050 68">
          <text:p/>
        </draw:connector>
        <draw:custom-shape draw:style-name="gr5" draw:text-style-name="P1" xml:id="id9" draw:id="id9" draw:layer="layout" svg:width="3.3cm" svg:height="2.5cm" svg:x="4.3cm" svg:y="11.482cm">
          <text:p/>
          <draw:enhanced-geometry svg:viewBox="0 0 21600 21600" draw:text-areas="3000 3320 17110 17330" draw:type="cloud-callout" draw:modifiers="10181.6419266889 12902.99880047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3" draw:text-style-name="P1" draw:layer="layout" draw:type="line" svg:x1="7.4cm" svg:y1="5.4cm" svg:x2="13.7cm" svg:y2="7.8cm" draw:start-shape="id1" draw:end-shape="id5" svg:d="M7400 5400l6300 24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ohlen </meta:initial-creator>
    <meta:creation-date>2025-03-20T12:15:32.19</meta:creation-date>
    <dc:date>2025-03-21T10:05:35.28</dc:date>
    <dc:creator>pohlen </dc:creator>
    <meta:editing-duration>PT4H40M38S</meta:editing-duration>
    <meta:editing-cycles>5</meta:editing-cycles>
    <meta:generator>OpenOffice/4.1.2$Win32 OpenOffice.org_project/412m3$Build-9782</meta:generator>
    <meta:document-statistic meta:object-count="16"/>
  </office:meta>
</office:document-meta>
</file>